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4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3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2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1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20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9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9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8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7 0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6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5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4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3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2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1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20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9 04:0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8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7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6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5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4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3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2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1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10 04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9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8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7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6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5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4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3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2 04:0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1-01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31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30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9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8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7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6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5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4 04:0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3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2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1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20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9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8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7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6 04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201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821" meta:object-count="0"/>
    <meta:user-defined meta:name="AppVersion">3.0</meta:user-defined>
  </office:meta>
</office:document-meta>
</file>